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Keegan Michael Good</text:p>
      <text:p text:style-name="Text_20_body">Isn’t it funny how one’s name sets the stage for all of the things they will experience in their life? A small series of phonemes dictates so much of how we perceive the world and how others perceive us.</text:p>
      <text:p text:style-name="Text_20_body">“Keegan” is Gaelic in origin and is said to mean “firey”. Ironically, my family is not Gaelic, but more Germanic or Anglo Saxon. The names of “Michael” and “Good” hit that nail more squarely on the head.</text:p>
      <text:p text:style-name="Text_20_body">My mother chose the name “Keegan” from a book of baby names. She never really gave me much of a reason other than that she “just liked it”. She wanted my name to begin with a “K” and if I were a girl would have named me Kenzie. Either way, six letters, two syllables.</text:p>
      <text:p text:style-name="Text_20_body">I’m not sure why “Michael” was chosen as my middle name, though I have an uncle on my father’s side who shares it. He’s a kind man and has always checked up on me even though we live far away. It’s a name that, falling victim to commonality, fades quietly into obscurity - at best abbreviated as a single initial “M” on a bureaucratic form and at worst omitted entirely. No offense to all the Mikes out there.</text:p>
      <text:p text:style-name="Text_20_body">The name of “Good” has undoubtedly shaped the course of my life. How could having an adjective as a moniker have any other effect? As far as adjectives go, though, I think I lucked out. I suppose it could be “Better” or “Best”, but then what would I strive for? What room for improvement would there be? It could have been “Boring” or “Snide”, “Bland” or “Crass”. How differently things might have played out if that were the case. But no, I am a “Good”.</text:p>
      <text:p text:style-name="Text_20_body">My name has grown on me, or maybe I’ve grown into it, it’s hard to say. I have evolved into a strong communicator who isn’t afraid to wield my fire in defense of the good in this world. With kindness as the spark and compassion as the fuel, the controlled burn that is Keegan Michael Good will continue to protect the forests and pastures. A candle burns brightest in the d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
    <dc:description/>
    <dc:subject/>
    <meta:keyword/>
    <meta:initial-creator/>
    <dc:creator/>
    <meta:creation-date>2023-01-29T18:27:36Z</meta:creation-date>
    <dc:date>2023-01-29T18:27:36Z</dc:date>
  </office:meta>
</office:document-meta>
</file>